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7.1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2.12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اتا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ontaneous [stimulated] emission</text:p>
          </table:table-cell>
          <table:table-cell office:value-type="string" calcext:value-type="string">
            <text:p>فی البدیہ [ترغیبی] اخراج seems better but not yet used</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ated, stimulus</text:p>
          </table:table-cell>
          <table:table-cell office:value-type="string" calcext:value-type="string">
            <text:p>ترغیبی، ترغیب کرنا ؟؟ seems better to me but not used yet</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3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0">00/00/0000</text:date>, <text:time style:data-style-name="N2" text:time-value="09:37:50.2757733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0T17:46:27.078298085</dc:date>
    <meta:editing-duration>P100DT18H49M39S</meta:editing-duration>
    <meta:editing-cycles>4453</meta:editing-cycles>
    <meta:generator>LibreOffice/6.4.7.2$Linux_X86_64 LibreOffice_project/40$Build-2</meta:generator>
    <meta:document-statistic meta:table-count="3" meta:cell-count="70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